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2c001e"/>
    </style:style>
    <style:style style:name="P2" style:family="paragraph">
      <style:paragraph-properties fo:text-align="center"/>
      <style:text-properties fo:color="#2c001e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2pt" style:font-size-asian="22pt" style:font-size-complex="22pt"/>
    </style:style>
    <style:style style:name="T2" style:family="text">
      <style:text-properties fo:color="#2c001e" style:font-name="Liberation Sans3" fo:font-size="22pt" style:font-name-asian="Liberation Sans3" style:font-size-asian="22pt" style:font-name-complex="Liberation Sans3" style:font-size-complex="2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49cm" svg:height="1.549cm" svg:x="3.75cm" svg:y="8.45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549cm" svg:height="1.549cm" svg:x="7.85cm" svg:y="5.65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549cm" svg:height="1.549cm" svg:x="7.858cm" svg:y="11.846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549cm" svg:height="1.549cm" svg:x="12.85cm" svg:y="8.455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549cm" svg:height="1.549cm" svg:x="14.35cm" svg:y="2.154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5.073cm" svg:y1="8.678cm" svg:x2="7.85cm" svg:y2="6.428cm" draw:start-shape="id1" draw:start-glue-point="11" draw:end-shape="id2" draw:end-glue-point="6" svg:d="M5073 8678l2777-2250" svg:viewBox="0 0 2778 2251">
          <text:p text:style-name="P3"><text:span text:style-name="T3">1 <text:s/></text:span></text:p>
          <text:p text:style-name="P3"><text:span text:style-name="T3"><text:s text:c="7"/></text:span></text:p>
        </draw:connector>
        <draw:connector draw:style-name="gr2" draw:text-style-name="P4" draw:layer="layout" draw:type="line" svg:x1="5.073cm" svg:y1="9.775cm" svg:x2="7.858cm" svg:y2="12.621cm" draw:start-shape="id1" draw:start-glue-point="9" draw:end-shape="id3" draw:end-glue-point="6" svg:d="M5073 9775l2785 2846" svg:viewBox="0 0 2786 2847">
          <text:p text:style-name="P3"><text:span text:style-name="T3">6 <text:s text:c="5"/></text:span></text:p>
        </draw:connector>
        <draw:connector draw:style-name="gr2" draw:text-style-name="P4" draw:layer="layout" draw:type="line" svg:x1="9.399cm" svg:y1="6.428cm" svg:x2="13.076cm" svg:y2="8.681cm" draw:start-shape="id2" draw:start-glue-point="10" draw:end-shape="id4" draw:end-glue-point="5" svg:d="M9399 6428l3677 2253" svg:viewBox="0 0 3678 2254">
          <text:p text:style-name="P3"><text:span text:style-name="T3"><text:s text:c="3"/></text:span><text:span text:style-name="T3">4</text:span></text:p>
          <text:p text:style-name="P3"><text:span text:style-name="T3"/></text:p>
        </draw:connector>
        <draw:connector draw:style-name="gr2" draw:text-style-name="P4" draw:layer="layout" draw:type="line" svg:x1="9.407cm" svg:y1="12.621cm" svg:x2="13.076cm" svg:y2="9.778cm" draw:start-shape="id3" draw:start-glue-point="10" draw:end-shape="id4" draw:end-glue-point="7" svg:d="M9407 12621l3669-2843" svg:viewBox="0 0 3670 2844">
          <text:p text:style-name="P3"><text:span text:style-name="T3"><text:s text:c="5"/></text:span></text:p>
          <text:p text:style-name="P3"><text:span text:style-name="T3"><text:s text:c="2"/></text:span><text:span text:style-name="T3">1</text:span></text:p>
        </draw:connector>
        <draw:connector draw:style-name="gr2" draw:text-style-name="P4" draw:layer="layout" draw:type="line" svg:x1="8.625cm" svg:y1="7.202cm" svg:x2="8.633cm" svg:y2="11.846cm" draw:start-shape="id2" draw:start-glue-point="8" draw:end-shape="id3" draw:end-glue-point="4" svg:d="M8625 7202l8 4644" svg:viewBox="0 0 9 4645">
          <text:p text:style-name="P3"><text:span text:style-name="T3">2 <text:s text:c="2"/></text:span></text:p>
        </draw:connector>
        <draw:connector draw:style-name="gr2" draw:text-style-name="P3" draw:layer="layout" draw:type="curve" draw:line-skew="-0.291cm" svg:x1="8.076cm" svg:y1="5.879cm" svg:x2="9.173cm" svg:y2="5.879cm" draw:start-shape="id2" draw:start-glue-point="5" draw:end-shape="id2" draw:end-glue-point="11" svg:d="M8076 5879c0-1528 1097-1528 1097 0" svg:viewBox="0 0 1098 1147">
          <text:p text:style-name="P3"><text:span text:style-name="T3">2</text:span></text:p>
          <text:p text:style-name="P3"><text:span text:style-name="T3"/></text:p>
          <text:p text:style-name="P3"/>
          <text:p text:style-name="P3"/>
        </draw:connector>
        <draw:connector draw:style-name="gr2" draw:text-style-name="P3" draw:layer="layout" draw:type="curve" svg:x1="14.173cm" svg:y1="9.778cm" svg:x2="9.181cm" svg:y2="13.169cm" draw:start-shape="id4" draw:start-glue-point="9" draw:end-shape="id3" draw:end-glue-point="9" svg:d="M14173 9778c0 2261-1664 3391-4992 3391" svg:viewBox="0 0 4993 3392">
          <text:p text:style-name="P3"><text:s text:c="22"/></text:p>
          <text:p text:style-name="P3"><text:span text:style-name="T3"><text:s text:c="13"/></text:span></text:p>
          <text:p text:style-name="P3"><text:span text:style-name="T3"><text:s text:c="18"/></text:span><text:span text:style-name="T3">0</text:span></text:p>
        </draw:connector>
        <draw:custom-shape draw:style-name="gr1" draw:text-style-name="P2" xml:id="id5" draw:id="id5" draw:layer="layout" svg:width="1.549cm" svg:height="1.549cm" svg:x="9.85cm" svg:y="2.154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1.399cm" svg:y1="2.929cm" svg:x2="14.35cm" svg:y2="2.929cm" draw:start-shape="id5" draw:start-glue-point="10" draw:end-shape="id6" draw:end-glue-point="6" svg:d="M11399 2929h2951" svg:viewBox="0 0 2952 1">
          <text:p text:style-name="P3"><text:span text:style-name="T3">1</text:span></text:p>
          <text:p text:style-name="P3"><text:span text:style-name="T3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6T11:53:14.999673769</meta:creation-date>
    <dc:date>2016-07-26T21:57:21.670013141</dc:date>
    <dc:creator>elucterio </dc:creator>
    <meta:editing-duration>PT3H40M13S</meta:editing-duration>
    <meta:editing-cycles>8</meta:editing-cycles>
    <meta:generator>LibreOffice/4.2.8.2$Linux_X86_64 LibreOffice_project/420m0$Build-2</meta:generator>
    <meta:document-statistic meta:object-count="14"/>
  </office:meta>
</office:document-meta>
</file>